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11">
      <style:graphic-properties draw:stroke="solid" fo:min-height="11.929cm"/>
    </style:style>
    <style:style style:name="pr5" style:family="presentation" style:parent-style-name="Default-outline1" style:list-style-name="L11">
      <style:graphic-properties draw:stroke="solid" fo:min-height="11.929cm"/>
    </style:style>
    <style:style style:name="P1" style:family="paragraph">
      <style:text-properties fo:color="#000000"/>
    </style:style>
    <style:style style:name="P2" style:family="paragraph">
      <style:text-properties fo:color="#000000" fo:font-weight="bold" style:font-weight-asian="bold" style:font-weight-complex="bold"/>
    </style:style>
    <style:style style:name="P3" style:family="paragraph">
      <style:paragraph-properties fo:text-align="center"/>
    </style:style>
    <style:style style:name="P4" style:family="paragraph">
      <style:paragraph-properties fo:text-align="center"/>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size="16pt" fo:font-weight="bold" style:font-size-asian="16pt" style:font-weight-asian="bold" style:font-size-complex="16pt" style:font-weight-complex="bold"/>
    </style:style>
    <style:style style:name="T5" style:family="text">
      <style:text-properties fo:color="#000000" fo:font-size="16pt" style:font-size-asian="16pt" style:font-size-complex="16pt"/>
    </style:style>
    <style:style style:name="T6" style:family="text">
      <style:text-properties fo:color="#000000" fo:font-family="'Liberation Sans'" style:font-style-name="Regular" fo:font-size="16pt" style:font-family-asian="'Liberation Sans'" style:font-style-name-asian="Regular" style:font-size-asian="16pt" style:font-family-complex="'Liberation Sans'" style:font-style-name-complex="Regular" style:font-size-complex="16pt"/>
    </style:style>
    <style:style style:name="T7" style:family="text">
      <style:text-properties fo:color="#000000" fo:font-size="16pt" fo:font-weight="normal" style:font-size-asian="16pt" style:font-weight-asian="normal" style:font-size-complex="16pt" style:font-weight-complex="normal"/>
    </style:style>
    <style:style style:name="T8" style:family="text">
      <style:text-properties fo:color="#000000" fo:font-family="cmr10" style:font-pitch="variable" fo:font-size="16pt" fo:font-weight="normal" style:font-size-asian="16pt" style:font-weight-asian="normal" style:font-size-complex="16pt" style:font-weight-complex="normal"/>
    </style:style>
    <style:style style:name="T9" style:family="text">
      <style:text-properties fo:color="#000000" fo:font-size="16pt" style:text-underline-style="solid" style:text-underline-width="auto" style:text-underline-color="font-color" fo:font-weight="normal" style:font-size-asian="16pt" style:font-weight-asian="normal" style:font-size-complex="16pt" style:font-weight-complex="normal"/>
    </style:style>
    <style:style style:name="T10" style:family="text">
      <style:text-properties fo:color="#000000" fo:font-size="16pt" style:text-underline-style="none" fo:font-weight="normal" style:font-size-asian="16pt" style:font-weight-asian="normal" style:font-size-complex="16pt" style:font-weight-complex="normal"/>
    </style:style>
    <style:style style:name="T11" style:family="text">
      <style:text-properties fo:color="#000000" fo:font-family="'Liberation Sans'" style:font-family-generic="swiss" style:font-pitch="variable" fo:font-size="16pt" fo:font-weight="normal" style:font-size-asian="16pt" style:font-weight-asian="normal" style:font-size-complex="16pt" style:font-weight-complex="normal"/>
    </style:style>
    <style:style style:name="T12" style:family="text">
      <style:text-properties fo:color="#000000" style:text-position="33% 58%" fo:font-family="cmr10" style:font-pitch="variable" fo:font-size="16pt" fo:font-weight="normal" style:font-size-asian="16pt" style:font-weight-asian="normal" style:font-size-complex="16pt" style:font-weight-complex="normal"/>
    </style:style>
    <style:style style:name="T13" style:family="text">
      <style:text-properties fo:color="#000000" style:text-position="0% 100%" fo:font-family="'Liberation Sans'" style:font-family-generic="swiss" style:font-pitch="variable" fo:font-size="16pt" fo:font-weight="normal" style:font-size-asian="16pt" style:font-weight-asian="normal" style:font-size-complex="16pt" style:font-weight-complex="normal"/>
    </style:style>
    <style:style style:name="T14" style:family="text">
      <style:text-properties fo:color="#000000" style:text-position="0% 100%" fo:font-family="cmr10" style:font-pitch="variable" fo:font-size="16pt" fo:font-weight="normal" style:font-size-asian="16pt" style:font-weight-asian="normal" style:font-size-complex="16pt" style:font-weight-complex="normal"/>
    </style:style>
    <style:style style:name="T15" style:family="text">
      <style:text-properties fo:color="#000000" style:text-position="0% 100%" fo:font-family="'Liberation Sans'" style:font-family-generic="swiss" style:font-pitch="variable" fo:font-weight="normal" style:font-weight-asian="normal" style:font-weight-complex="normal"/>
    </style:style>
    <style:style style:name="T16" style:family="text">
      <style:text-properties fo:color="#000000" style:text-position="0% 100%" fo:font-family="cmr10" style:font-pitch="variable" fo:font-weight="normal" style:font-weight-asian="normal" style:font-weight-complex="normal"/>
    </style:style>
    <style:style style:name="T17" style:family="text">
      <style:text-properties fo:color="#000000" style:text-position="0% 100%" fo:font-family="'Liberation Sans'" style:font-family-generic="swiss" style:font-pitch="variable" fo:font-weight="normal" style:font-weight-asian="normal" style:font-weight-complex="normal"/>
    </style:style>
    <style:style style:name="T18" style:family="text">
      <style:text-properties fo:color="#000000" style:text-position="0% 100%" fo:font-family="'Liberation Sans'" style:font-family-generic="swiss" style:font-pitch="variable" fo:font-weight="normal" style:font-weight-asian="normal" style:font-weight-complex="normal"/>
    </style:style>
    <style:style style:name="T19" style:family="text">
      <style:text-properties fo:color="#000000" style:text-position="0% 100%" fo:font-family="cmr10" style:font-pitch="variable" fo:font-weight="normal" style:font-weight-asian="normal" style:font-weight-complex="normal"/>
    </style:style>
    <style:style style:name="T20" style:family="text">
      <style:text-properties fo:color="#000000" fo:font-weight="normal" style:font-weight-asian="normal" style:font-weight-complex="normal"/>
    </style:style>
    <style:style style:name="T21" style:family="text">
      <style:text-properties fo:color="#000000" fo:font-family="cmr10" style:font-pitch="variable" fo:font-weight="normal" style:font-weight-asian="normal" style:font-weight-complex="normal"/>
    </style:style>
    <style:style style:name="T22" style:family="text">
      <style:text-properties fo:color="#000000" fo:font-family="'Liberation Sans'" style:font-family-generic="swiss" style:font-pitch="variable" fo:font-weight="normal" style:font-weight-asian="normal" style:font-weight-complex="normal"/>
    </style:style>
    <style:style style:name="T23" style:family="text">
      <style:text-properties fo:color="#000000" fo:font-family="cmr10" style:font-pitch="variable" fo:font-weight="normal" style:font-weight-asian="normal" style:font-weight-complex="normal"/>
    </style:style>
    <style:style style:name="T24" style:family="text">
      <style:text-properties fo:color="#ff0000" fo:font-family="'Liberation Sans'" style:font-family-generic="swiss" style:font-pitch="variable" fo:font-weight="normal" style:font-weight-asian="normal" style:font-weight-complex="normal"/>
    </style:style>
    <style:style style:name="T25" style:family="text">
      <style:text-properties fo:color="#ff0000" fo:font-family="cmr10" style:font-pitch="variable" fo:font-weight="normal" style:font-weight-asian="normal" style:font-weight-complex="normal"/>
    </style:style>
    <style:style style:name="T26" style:family="text">
      <style:text-properties fo:font-size="22pt" style:font-size-asian="22pt" style:font-size-complex="22pt"/>
    </style:style>
    <style:style style:name="T27"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8"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9"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0"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1"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2"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3"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4"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5"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6"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37" style:family="text">
      <style:text-properties fo:color="#000000" fo:font-family="cmr10" style:font-pitch="variable" fo:font-weight="normal" style:font-weight-asian="normal" style:font-weight-complex="normal"/>
    </style:style>
    <style:style style:name="T38" style:family="text">
      <style:text-properties fo:color="#000000" fo:font-style="italic" fo:font-weight="normal" style:font-style-asian="italic" style:font-weight-asian="normal" style:font-style-complex="italic" style:font-weight-complex="normal"/>
    </style:style>
    <style:style style:name="T39"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40"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41" style:family="text">
      <style:text-properties fo:color="#000000" fo:font-family="cmr10" style:font-pitch="variable"/>
    </style:style>
    <style:style style:name="T42" style:family="text">
      <style:text-properties fo:color="#ff0000"/>
    </style:style>
    <style:style style:name="T43" style:family="text">
      <style:text-properties fo:color="#ff0000" fo:font-family="cmr10"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8.0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Executables used</text:span><text:span text:style-name="T1">: sub_studies/setup_sim_CentOS6/make_d2pi (for sim-data only)</text:span></text:p>
            <text:p><text:span text:style-name="T1"/></text:p>
            <text:p><text:span text:style-name="T2">Scripts used:</text:span></text:p>
            <text:p><text:span text:style-name="T1">scripts/python/ana_tools.py::plot_ana2pi_MMs()</text:span></text:p>
            <text:p><text:span text:style-name="T1"/></text:p>
            <text:p><text:span text:style-name="T1">2. </text:span><text:span text:style-name="T2">Determine Simulation range for my kinematics [2.0,5.0 ][1.3,3.0]</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4">Assumptions</text:span></text:p>
                <text:p><text:span text:style-name="T5">1. Event Generator </text:span><text:span text:style-name="T6">≡</text:span><text:span text:style-name="T5"> Nature</text:span></text:p>
                <text:p><text:span text:style-name="T5">2. GSIM <text:s/></text:span><text:span text:style-name="T6">≠ </text:span><text:span text:style-name="T5">CLAS</text:span></text:p>
                <text:list>
                  <text:list-item>
                    <text:list>
                      <text:list-header>
                        <text:p><text:span text:style-name="T5">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5"/></text:p>
                        <text:p><text:span text:style-name="T5">b. CLAS may have misaligned detector elements, leading to systematic errors in reconstructing Track Kinematics and LV Invariants. </text:span></text:p>
                        <text:p><text:span text:style-name="T5"/></text:p>
                      </text:list-header>
                    </text:list>
                  </text:list-item>
                </text:list>
              </text:list-header>
            </text:list>
            <text:list text:style-name="L5">
              <text:list-item>
                <text:list>
                  <text:list-header>
                    <text:p><text:span text:style-name="T4">Aligning distribution of Invariants to Expected Distribution</text:span></text:p>
                    <text:p><text:span text:style-name="T7">(Expected Distribution=Natural Distribution, smeared by CLAS resolution)</text:span></text:p>
                    <text:p><text:span text:style-name="T7"/></text:p>
                  </text:list-header>
                </text:list>
              </text:list-item>
            </text:list>
            <text:list text:style-name="L6">
              <text:list-item>
                <text:list>
                  <text:list-item>
                    <text:list>
                      <text:list-item>
                        <text:p><text:span text:style-name="T7"><text:s/></text:span><text:span text:style-name="T7">Experiment(parameters: </text:span><text:span text:style-name="T8">MomCorr</text:span><text:span text:style-name="T7">, </text:span><text:span text:style-name="T8">EffectiveMomCorr-Exp</text:span><text:span text:style-name="T7">)</text:span></text:p>
                      </text:list-item>
                    </text:list>
                  </text:list-item>
                </text:list>
              </text:list-item>
            </text:list>
            <text:list text:style-name="L7">
              <text:list-item>
                <text:list>
                  <text:list-item>
                    <text:list>
                      <text:list-header>
                        <text:p><text:span text:style-name="T7"/></text:p>
                      </text:list-header>
                      <text:list-item>
                        <text:p><text:span text:style-name="T7">Correct for systematic errors in reconstructing Track Kinematics due to misaligned detector elements(</text:span><text:span text:style-name="T8">MomCorr</text:span><text:span text:style-name="T7">)</text:span></text:p>
                      </text:list-item>
                    </text:list>
                  </text:list-item>
                </text:list>
              </text:list-item>
            </text:list>
            <text:list text:style-name="L8">
              <text:list-item>
                <text:list>
                  <text:list-item>
                    <text:list>
                      <text:list-item>
                        <text:list>
                          <text:list-item>
                            <text:p><text:span text:style-name="T7"><text:a xlink:href="http://www.jlab.org/Hall-B/secure/e1f/mirazita/momcorr/" xlink:type="simple">http://www.jlab.org/Hall-B/secure/e1f/mirazita/momcorr/</text:a></text:span></text:p>
                          </text:list-item>
                        </text:list>
                      </text:list-item>
                    </text:list>
                  </text:list-item>
                </text:list>
              </text:list-item>
            </text:list>
            <text:p><text:span text:style-name="T7"><text:tab/></text:span><text:span text:style-name="T9">After this step it is assumed that the distribution of Track Kinematic variables are in </text:span><text:span text:style-name="T9"><text:tab/></text:span><text:span text:style-name="T9"><text:tab/></text:span><text:span text:style-name="T9"><text:tab/></text:span><text:span text:style-name="T9"><text:tab/></text:span><text:span text:style-name="T9">agreement with the Expected Distribution. </text:span><text:span text:style-name="T10">There may be a systematic offset of the </text:span><text:span text:style-name="T10"><text:tab/></text:span><text:span text:style-name="T10"><text:tab/></text:span><text:span text:style-name="T10"><text:tab/></text:span><text:span text:style-name="T10"><text:tab/></text:span><text:span text:style-name="T10">mean value of the Expected Distribution, for which the following step has to be taken</text:span></text:p>
            <text:list text:continue-numbering="true" text:style-name="L8">
              <text:list-item>
                <text:list>
                  <text:list-item>
                    <text:list>
                      <text:list-item>
                        <text:list>
                          <text:list-header>
                            <text:p><text:span text:style-name="T7"/></text:p>
                          </text:list-header>
                        </text:list>
                      </text:list-item>
                    </text:list>
                  </text:list-item>
                </text:list>
              </text:list-item>
            </text:list>
            <text:list text:style-name="L7">
              <text:list-item>
                <text:list>
                  <text:list-item>
                    <text:list>
                      <text:list-item>
                        <text:p><text:span text:style-name="T7">If needed, apply </text:span><text:span text:style-name="T8">EffectiveMomCorr-Exp </text:span><text:span text:style-name="T11">to cancel systematic offset of mean of Expected Distribution. The systematic offset could be due to(in effect, adjust beam energy)</text:span></text:p>
                      </text:list-item>
                    </text:list>
                  </text:list-item>
                </text:list>
              </text:list-item>
            </text:list>
            <text:list text:style-name="L8">
              <text:list-item>
                <text:list>
                  <text:list-item>
                    <text:list>
                      <text:list-item>
                        <text:list>
                          <text:list-item>
                            <text:p><text:span text:style-name="T8">MomCorr(p) = A(p) +B(p)p + C(p)p</text:span><text:span text:style-name="T12">2 </text:span><text:span text:style-name="T13">(from conversation with Evan) and it appears that, depending on the kinematic region of interest, </text:span><text:span text:style-name="T14">MomCorr</text:span><text:span text:style-name="T13"> maybe over/under</text:span><text:span text:style-name="T15">-correcting; “tuning” beam energy(be) in this case, serves to offset this.</text:span></text:p>
                          </text:list-item>
                          <text:list-item>
                            <text:p><text:span text:style-name="T15">Systematic offsets produced by CLAS electronics, </text:span><text:span text:style-name="T16">user_ana, </text:span><text:span text:style-name="T17">etc. (Effects that I have not taken the time to investigate)</text:span></text:p>
                          </text:list-item>
                        </text:list>
                      </text:list-item>
                    </text:list>
                    <text:p><text:span text:style-name="T15"/></text:p>
                    <text:p><text:span text:style-name="T15"/></text:p>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26.416cm" svg:height="17.255cm" svg:x="0.762cm" svg:y="1.016cm">
          <draw:text-box>
            <text:p><text:span text:style-name="T18">2) Simulation(parameters: </text:span><text:span text:style-name="T19">GPP-PARS</text:span><text:span text:style-name="T18">, </text:span><text:span text:style-name="T19">EffectiveMomCorr-Sim</text:span><text:span text:style-name="T18">)</text:span></text:p>
            <text:p><text:span text:style-name="T18">Simulation parameters are adjusted to match Experimental distributions</text:span></text:p>
            <text:p><text:span text:style-name="T18">(cont...)</text:span></text:p>
            <text:p text:style-name="P2"><text:span text:style-name="T2"/></text:p>
            <text:list text:style-name="L9">
              <text:list-item>
                <text:p text:style-name="P2"><text:span text:style-name="T20">In Simulation, no </text:span><text:span text:style-name="T21">MomCor</text:span><text:span text:style-name="T20"> is needed, since detector segments are assumed to be aligned in GSIM's detector geometry. </text:span></text:p>
              </text:list-item>
              <text:list-item>
                <text:p text:style-name="P2"><text:span text:style-name="T20">Because of assumption 2.a., GPP parameters are introduced for “tuning” the distribution of Raw detector quantities <text:s/>as output by GSIM to match that obtained directly from CLAS. While this tuning cannot be observed directly, since such Raw detector quantities are no accessible after Reconstruction, the effects of tuning can be observed by comparing, for example Hit positions and Track Kinematics as Reconstructed by </text:span><text:span text:style-name="T21">user_ana for </text:span><text:span text:style-name="T22">exp- &amp; sim-data</text:span><text:span text:style-name="T20">. As a consequence, the Lorentz Invariant quantities obtained from both datasets, should also be similar.</text:span></text:p>
              </text:list-item>
            </text:list>
            <text:list text:style-name="L10">
              <text:list-item>
                <text:list>
                  <text:list-item>
                    <text:list>
                      <text:list-item>
                        <text:p text:style-name="P2"><text:span text:style-name="T20">It is assumed that once tuned, gpp-pars should work for all kinematic ranges</text:span></text:p>
                      </text:list-item>
                    </text:list>
                  </text:list-item>
                </text:list>
              </text:list-item>
            </text:list>
            <text:list text:style-name="L9">
              <text:list-item>
                <text:p text:style-name="P2"><text:span text:style-name="T23"><text:s/></text:span><text:span text:style-name="T22">Just as</text:span><text:span text:style-name="T23"> EffectiveMomCorr-Exp </text:span><text:span text:style-name="T22">compensates for any systematic offsets of the mean of Expected distributions in Exp-Data, a similar </text:span><text:span text:style-name="T23">EffectiveMomCorr-Sim </text:span><text:span text:style-name="T22">is used to bring to agreement, any systematic offset of means of Expected Distributions in Sim-Data from Exp-Data. </text:span></text:p>
              </text:list-item>
            </text:list>
            <text:p text:style-name="P2"><text:span text:style-name="T22"/></text:p>
            <text:p text:style-name="P2"><text:span text:style-name="T24">NOTE: </text:span><text:span text:style-name="T25">EffectiveMomCorr-Exp/Sim may be momentum dependent! Therefore, for each kinematic range, these parameters may have to be tuned differently! Actually, there is already indication for this, since to align elastic peaks I had used be-exp=5.495GeV and to align MM distributions in q2w2, I used be-exp=5.497 GeV</text:span></text:p>
            <text:list text:continue-numbering="true" text:style-name="L9">
              <text:list-header>
                <text:p text:style-name="P2"><text:span text:style-name="T22"/></text:p>
              </text:list-header>
            </text:list>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11">
              <text:list-item>
                <text:p><text:span text:style-name="T26">Obtain e',p',</text:span><text:span text:style-name="T27">π</text:span><text:span text:style-name="T28">+</text:span><text:span text:style-name="T29">,</text:span><text:span text:style-name="T30">π momentum from DC</text:span></text:p>
              </text:list-item>
              <text:list-item>
                <text:p><text:span text:style-name="T29">Apply </text:span><text:span text:style-name="T31">MomCorr</text:span><text:span text:style-name="T29"> to e' momentum</text:span></text:p>
              </text:list-item>
              <text:list-item>
                <text:p><text:span text:style-name="T29">Reconstruct Invariants:</text:span></text:p>
              </text:list-item>
            </text:list>
            <text:list text:style-name="L12">
              <text:list-header>
                <text:p><text:span text:style-name="T29">MM</text:span><text:span text:style-name="T28">top&lt;x&gt;</text:span></text:p>
                <text:list>
                  <text:list-item>
                    <text:p><text:span text:style-name="T26">If </text:span><text:span text:style-name="T27">μ</text:span><text:span text:style-name="T32">,</text:span><text:span text:style-name="T27">σ</text:span><text:span text:style-name="T32"> </text:span><text:span text:style-name="T27">~</text:span><text:span text:style-name="T32"> Expected values, keep be-exp, else</text:span></text:p>
                    <text:p><text:span text:style-name="T32">Adjust </text:span><text:span text:style-name="T33">be-exp <text:s text:c="8"/></text:span><text:span text:style-name="T34">(</text:span><text:span text:style-name="T35">EffectiveMomCorr-Exp</text:span><text:span text:style-name="T32">)</text:span></text:p>
                  </text:list-item>
                </text:list>
                <text:p><text:span text:style-name="T36">. </text:span><text:span text:style-name="T36"><text:tab/></text:span></text:p>
              </text:list-header>
            </text:list>
            <text:list text:style-name="L13">
              <text:list-header>
                <text:p><text:span text:style-name="T36"/></text:p>
              </text:list-header>
            </text:list>
            <text:list text:style-name="L11">
              <text:list-item>
                <text:list>
                  <text:list-header>
                    <text:p><text:span text:style-name="T36"/></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11">
              <text:list-item>
                <text:p><text:span text:style-name="T26">Obtain e',p',</text:span><text:span text:style-name="T27">π</text:span><text:span text:style-name="T28">+</text:span><text:span text:style-name="T29">,</text:span><text:span text:style-name="T30">π momentum from DC</text:span></text:p>
                <text:p><text:span text:style-name="T29"/></text:p>
              </text:list-item>
              <text:list-item>
                <text:p><text:span text:style-name="T29">N.A.</text:span></text:p>
                <text:p><text:span text:style-name="T29"/></text:p>
              </text:list-item>
              <text:list-item>
                <text:p><text:span text:style-name="T29">Reconstruct Invariants:</text:span></text:p>
              </text:list-item>
            </text:list>
            <text:list text:style-name="L12">
              <text:list-header>
                <text:p><text:span text:style-name="T29">MM</text:span><text:span text:style-name="T28">top&lt;x&gt;</text:span></text:p>
                <text:list>
                  <text:list-item>
                    <text:p><text:span text:style-name="T26">If </text:span><text:span text:style-name="T27">μ</text:span><text:span text:style-name="T32">,</text:span><text:span text:style-name="T27">σ</text:span><text:span text:style-name="T32"> </text:span><text:span text:style-name="T27">~</text:span><text:span text:style-name="T32"> Experimental values, keep </text:span><text:span text:style-name="T34">gpp-pars</text:span><text:span text:style-name="T32"> &amp; </text:span><text:span text:style-name="T34">be-sim</text:span><text:span text:style-name="T32">, else</text:span></text:p>
                    <text:p><text:span text:style-name="T32"/></text:p>
                    <text:p><text:span text:style-name="T32">Adjust </text:span><text:span text:style-name="T33">gpp-pars</text:span></text:p>
                    <text:p><text:span text:style-name="T32">Adjust </text:span><text:span text:style-name="T33">be-sim <text:s text:c="8"/></text:span><text:span text:style-name="T34">(</text:span><text:span text:style-name="T35">EffectiveMomCorr-Sim</text:span><text:span text:style-name="T32">)</text:span></text:p>
                  </text:list-item>
                </text:list>
                <text:p><text:span text:style-name="T36">. </text:span><text:span text:style-name="T36"><text:tab/></text:span></text:p>
              </text:list-header>
            </text:list>
            <text:list text:style-name="L13">
              <text:list-header>
                <text:p><text:span text:style-name="T36"/></text:p>
              </text:list-header>
            </text:list>
            <text:list text:style-name="L11">
              <text:list-item>
                <text:list>
                  <text:list-header>
                    <text:p><text:span text:style-name="T36"/></text:p>
                  </text:list-header>
                </text:list>
              </text:list-item>
            </text:list>
          </draw:text-box>
        </draw:frame>
        <draw:frame draw:style-name="gr6" draw:text-style-name="P4" draw:layer="layout" svg:width="23.895cm" svg:height="1.723cm" svg:x="2.032cm" svg:y="15.24cm">
          <draw:text-box>
            <text:p text:style-name="P3"><text:span text:style-name="T1">Therefore, after these 2 steps, MM distributions, in Exp- &amp; Sim-Data, should match </text:span></text:p>
            <text:p text:style-name="P3"><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2" draw:layer="layout" svg:width="25.908cm" svg:height="16.256cm" svg:x="1.016cm" svg:y="0.762cm">
          <draw:text-box>
            <text:p><text:span text:style-name="T2">Results and Observations for:</text:span></text:p>
            <text:list text:style-name="L5">
              <text:list-item>
                <text:p><text:span text:style-name="T20">[Q2,W] = [1.9,2.5][1.3,1.9]</text:span></text:p>
              </text:list-item>
              <text:list-item>
                <text:p><text:span text:style-name="T20">Double, charged electroproduction (Simulation uses “Model”)</text:span></text:p>
              </text:list-item>
              <text:list-item>
                <text:p><text:span text:style-name="T20">Cuts applied before obtain MM distributions: </text:span><text:span text:style-name="T37">eid,efid</text:span></text:p>
              </text:list-item>
            </text:list>
            <text:p><text:span text:style-name="T2"/></text:p>
            <text:p><text:span text:style-name="T2">Experimental Parameters:</text:span></text:p>
            <text:p><text:span text:style-name="T20">be-exp=5.497 GeV</text:span></text:p>
            <text:p><text:span text:style-name="T2"/></text:p>
            <text:p><text:span text:style-name="T2">Simulation Parameters:</text:span></text:p>
            <text:p><text:span text:style-name="T20">Gpp-pars = 1.37,1.37,1.37,0.962 (same as Evan's)</text:span></text:p>
            <text:p><text:span text:style-name="T20">be-sim=5.485 GeV</text:span></text:p>
            <text:p><text:span text:style-name="T2"/></text:p>
            <text:p><text:span text:style-name="T38">&lt;Show plots&gt;</text:span></text:p>
            <text:p><text:span text:style-name="T38"/></text:p>
            <text:list text:style-name="L2">
              <text:list-item>
                <text:p><text:span text:style-name="T20"><text:s/></text:span><text:span text:style-name="T20">MM distributions in Exp- &amp; Sim-Data are not in 100% agreement. What are the repercussions? Systematic errors in Acceptance calculation.</text:span></text:p>
              </text:list-item>
            </text:list>
            <text:list text:style-name="L7">
              <text:list-item>
                <text:list>
                  <text:list-item>
                    <text:list>
                      <text:list-item>
                        <text:p><text:span text:style-name="T20">Since </text:span><text:span text:style-name="T37">SA = SR/ST</text:span><text:span text:style-name="T20"> and </text:span><text:span text:style-name="T37">SR</text:span><text:span text:style-name="T20"> distribution is narrower/wider compared with Expected Distribution, </text:span><text:span text:style-name="T37">SA</text:span><text:span text:style-name="T20"> can be over/underestimated. Therefore, </text:span><text:span text:style-name="T37">EC</text:span><text:span text:style-name="T20"> can be under/over estimated.</text:span></text:p>
                      </text:list-item>
                    </text:list>
                  </text:list-item>
                </text:list>
              </text:list-item>
            </text:list>
            <text:p><text:span text:style-name="T20"><text:tab/></text:span><text:span text:style-name="T20"> <text:s text:c="2"/></text:span><text:span text:style-name="T20">Current estimate of error </text:span><text:span text:style-name="T39">≈</text:span><text:span text:style-name="T40"> -2% <text:s/>to -1%</text:span><text:span text:style-name="T20"> (depending on topology)</text:span></text:p>
            <text:p><text:span text:style-name="T20"/></text:p>
            <text:p><text:span text:style-name="T20"><text:tab/></text:span><text:span text:style-name="T20">ii. <text:s/>Exp- &amp; Sim-Data will have varying levels of Bin Migration and this will be a another </text:span><text:span text:style-name="T20"><text:tab/></text:span><text:span text:style-name="T20"><text:tab/></text:span><text:span text:style-name="T20"> <text:s text:c="3"/>(secondary?) source of systematic error in Acceptance calculation</text:span></text:p>
            <text:p><text:span text:style-name="T20"><text:s/></text:span></text:p>
            <text:list text:continue-numbering="true" text:style-name="L7">
              <text:list-item>
                <text:list>
                  <text:list-item>
                    <text:list>
                      <text:list-header>
                        <text:p><text:span text:style-name="T20"/></text:p>
                      </text:list-header>
                    </text:list>
                  </text:list-item>
                </text:list>
                <text:p><text:span text:style-name="T20"/></text:p>
              </text:list-item>
            </text:list>
            <text:list text:style-name="L5">
              <text:list-header>
                <text:p><text:span text:style-name="T20"/></text:p>
              </text:list-header>
            </text:list>
            <text:list text:style-name="L7">
              <text:list-header>
                <text:p><text:span text:style-name="T20"/></text:p>
                <text:p><text:span text:style-name="T20"/></text:p>
                <text:p><text:span text:style-name="T20"/></text:p>
              </text:list-header>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8" draw:text-style-name="P1" draw:layer="layout" svg:width="26.162cm" svg:height="15.234cm" svg:x="0.762cm" svg:y="0.508cm">
          <draw:text-box>
            <text:p><text:span text:style-name="T2">(Related &amp; Unrelated) Future work</text:span></text:p>
            <text:p><text:span text:style-name="T1"/></text:p>
            <text:list text:style-name="L5">
              <text:list-item>
                <text:p><text:span text:style-name="T1">Apply </text:span><text:span text:style-name="T41">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list-item>
            </text:list>
            <text:list text:style-name="L14">
              <text:list-item>
                <text:p><text:span text:style-name="T1">Study MM cut for Top 1 in more detail</text:span></text:p>
              </text:list-item>
            </text:list>
            <text:list text:style-name="L5">
              <text:list-item>
                <text:p><text:span text:style-name="T1">Finalize cuts for each Topology</text:span></text:p>
                <text:list>
                  <text:list-item>
                    <text:p><text:span text:style-name="T1">For this, BG under MM distributions will have to be understood</text:span></text:p>
                  </text:list-item>
                </text:list>
              </text:list-item>
              <text:list-item>
                <text:p><text:span text:style-name="T42">Finish Q2,W resolution study for Simulation and start full kinematic Simulation!</text:span></text:p>
                <text:list>
                  <text:list-item>
                    <text:p><text:span text:style-name="T42">I should keep in mind that the </text:span><text:span text:style-name="T43">EffectiveMomCorr-Exp/Sim</text:span><text:span text:style-name="T42"> that I obtain from q2w2, may not work for my full kinematic region!</text:span></text:p>
                  </text:list-item>
                </text:list>
                <text:p><text:span text:style-name="T42"/></text:p>
              </text:list-item>
            </text:list>
            <text:p><text:span text:style-name="T2">General Knowledge gained from in meeting</text:span></text:p>
            <text:p><text:span text:style-name="T2"/></text:p>
            <text:p><text:span text:style-name="T20">Techniques for BG subtraction:</text:span></text:p>
            <text:list text:style-name="L14">
              <text:list-item>
                <text:p><text:span text:style-name="T20">Sideband subtraction</text:span></text:p>
              </text:list-item>
              <text:list-item>
                <text:p><text:span text:style-name="T20">Subtract BG using Sim-Data</text:span></text:p>
              </text:list-item>
              <text:list-item>
                <text:p><text:span text:style-name="T20">Estimate BG using Exp-Data and then subtract</text:span></text:p>
              </text:list-item>
            </text:list>
            <text:p><text:span text:style-name="T2"/></text:p>
            <text:p><text:span text:style-name="T42"/></text:p>
            <text:list text:style-name="L5">
              <text:list-header>
                <text:p><text:span text:style-name="T1"/></text:p>
              </text:list-header>
            </text:list>
          </draw:text-box>
        </draw:frame>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31T16:00:44</dc:date>
    <dc:creator>Arjun Trivedi</dc:creator>
    <meta:editing-duration>P2DT6H16M16S</meta:editing-duration>
    <meta:editing-cycles>243</meta:editing-cycles>
    <meta:generator>LibreOffice/3.5$Linux_X86_64 LibreOffice_project/350m1$Build-2</meta:generator>
    <meta:document-statistic meta:object-count="48"/>
  </office:meta>
</office:document-meta>
</file>